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BD000001ABC4992CDAC2EEBABE.png" manifest:media-type="image/png"/>
  <manifest:file-entry manifest:full-path="Pictures/10000001000000D400000101EE25E3C11CB46C4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ira Sans" svg:font-family="'Fira Sans'"/>
    <style:font-face style:name="Fira Sans Extra Condensed Medium" svg:font-family="'Fira Sans Extra Condensed Medium'"/>
    <style:font-face style:name="Fira Sans Extra Condensed SemiBold" svg:font-family="'Fira Sans Extra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ONL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Fira Sans Extra Condensed Medium" fo:font-size="18pt" fo:letter-spacing="normal" fo:language="en" fo:country="none" fo:font-style="normal" style:text-underline-style="none" fo:font-weight="normal" fo:background-color="transparent" style:font-name-asian="Fira Sans Extra Condensed Medium" style:font-size-asian="24pt" style:font-style-asian="normal" style:font-weight-asian="normal" style:font-name-complex="Fira Sans Extra Condensed Medium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vid Infographics (16)" draw:style-name="dp1" draw:master-page-name="TITLE_5f_ONLY" presentation:presentation-page-layout-name="AL1T19">
        <draw:frame draw:name="Google Shape;2139;p30" presentation:style-name="pr1" draw:text-style-name="P2" draw:layer="layout" svg:width="20.955cm" svg:height="1.193cm" svg:x="3.175cm" svg:y="1.254cm" presentation:class="title" presentation:user-transformed="true">
          <draw:text-box>
            <text:p text:style-name="P1"><text:span text:style-name="T1">Czy wystąpienie </text:span><text:span text:style-name="T1">zapalenia płuc istotnie </text:span><text:span text:style-name="T1">wpływa na rokowania?</text:span></text:p>
          </draw:text-box>
        </draw:frame>
        <draw:g draw:name="Google Shape;2140;p 2">
          <draw:frame draw:style-name="gr1" draw:text-style-name="P3" draw:layer="layout" svg:width="2.619cm" svg:height="3.175cm" svg:x="0.556cm" svg:y="0cm">
            <draw:image xlink:href="Pictures/10000001000000D400000101EE25E3C11CB46C4C.png" xlink:type="simple" xlink:show="embed" xlink:actuate="onLoad" draw:mime-type="image/png">
              <text:p/>
            </draw:image>
          </draw:frame>
          <draw:frame draw:style-name="gr1" draw:text-style-name="P3" draw:layer="layout" svg:width="2.619cm" svg:height="3.175cm" svg:x="24.765cm" svg:y="0cm">
            <draw:image xlink:href="Pictures/10000001000000D400000101EE25E3C11CB46C4C.png" xlink:type="simple" xlink:show="embed" xlink:actuate="onLoad" draw:mime-type="image/png">
              <text:p/>
            </draw:image>
          </draw:frame>
          <draw:frame draw:style-name="gr1" draw:text-style-name="P3" draw:layer="layout" svg:width="2.619cm" svg:height="3.175cm" svg:x="24.765cm" svg:y="12.065cm">
            <draw:image xlink:href="Pictures/10000001000000D400000101EE25E3C11CB46C4C.png" xlink:type="simple" xlink:show="embed" xlink:actuate="onLoad" draw:mime-type="image/png">
              <text:p/>
            </draw:image>
          </draw:frame>
          <draw:frame draw:style-name="gr1" draw:text-style-name="P3" draw:layer="layout" svg:width="19.8cm" svg:height="8.834cm" svg:x="4.33cm" svg:y="3.866cm">
            <draw:image xlink:href="Pictures/10000001000003BD000001ABC4992CDAC2EEBABE.png" xlink:type="simple" xlink:show="embed" xlink:actuate="onLoad" draw:mime-type="image/png">
              <text:p/>
            </draw:image>
          </draw:frame>
          <draw:frame draw:style-name="gr1" draw:text-style-name="P3" draw:layer="layout" svg:width="2.619cm" svg:height="3.175cm" svg:x="0.556cm" svg:y="12.575cm">
            <draw:image xlink:href="Pictures/10000001000000D400000101EE25E3C11CB46C4C.png" xlink:type="simple" xlink:show="embed" xlink:actuate="onLoad" draw:mime-type="image/png">
              <text:p/>
            </draw:image>
          </draw:frame>
        </draw:g>
        <presentation:notes draw:style-name="dp1">
          <draw:page-thumbnail draw:name="Google Shape;2136;g991c7bf9be_0_2085:notes" draw:style-name="gr2" draw:layer="layout" svg:width="18.665cm" svg:height="11.136cm" svg:x="1.167cm" svg:y="2.227cm" draw:page-number="1" presentation:class="page"/>
          <draw:frame draw:name="Google Shape;2137;g991c7bf9be_0_2085:notes 2"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ira Sans" svg:font-family="'Fira Sans'"/>
    <style:font-face style:name="Fira Sans Extra Condensed Medium" svg:font-family="'Fira Sans Extra Condensed Medium'"/>
    <style:font-face style:name="Fira Sans Extra Condensed SemiBold" svg:font-family="'Fira Sans Extra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frame draw:name="Google Shape;26;p6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Google Shape;27;p6" presentation:style-name="TITLE_5f_ONLY-title" draw:layer="backgroundobjects" svg:width="12.36cm" svg:height="1.193cm" svg:x="7.82cm" svg:y="1.254cm" presentation:class="title" presentation:placeholder="true" presentation:user-transformed="true">
        <draw:text-box/>
      </draw:frame>
      <draw:frame presentation:style-name="TITLE_5f_ONL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ONLY-title" draw:layer="backgroundobjects" svg:width="18.664cm" svg:height="11.136cm" svg:x="1.167cm" svg:y="2.256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2:34:05.901353236</meta:creation-date>
    <dc:date>2023-12-06T12:43:01.031326451</dc:date>
    <meta:editing-duration>PT8M58S</meta:editing-duration>
    <meta:editing-cycles>1</meta:editing-cycles>
    <meta:generator>LibreOffice/7.5.5.2$Linux_X86_64 LibreOffice_project/50$Build-2</meta:generator>
    <meta:document-statistic meta:object-count="39"/>
  </office:meta>
</office:document-meta>
</file>